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be8d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officeooo:rsid="000a14f6"/>
    </style:style>
    <style:style style:name="T182" style:family="text">
      <style:text-properties officeooo:rsid="005714b7"/>
    </style:style>
    <style:style style:name="T183" style:family="text">
      <style:text-properties officeooo:rsid="00880dbe"/>
    </style:style>
    <style:style style:name="T184" style:family="text">
      <style:text-properties officeooo:rsid="007c6d62"/>
    </style:style>
    <style:style style:name="T185" style:family="text">
      <style:text-properties officeooo:rsid="01e21ff5"/>
    </style:style>
    <style:style style:name="T186" style:family="text">
      <style:text-properties officeooo:rsid="0233449b"/>
    </style:style>
    <style:style style:name="T187" style:family="text">
      <style:text-properties officeooo:rsid="02317916"/>
    </style:style>
    <style:style style:name="T188" style:family="text">
      <style:text-properties officeooo:rsid="0063a409"/>
    </style:style>
    <style:style style:name="T189" style:family="text">
      <style:text-properties officeooo:rsid="034a2232"/>
    </style:style>
    <style:style style:name="T190" style:family="text">
      <style:text-properties officeooo:rsid="0387836c"/>
    </style:style>
    <style:style style:name="T191" style:family="text">
      <style:text-properties officeooo:rsid="03b4652d"/>
    </style:style>
    <style:style style:name="T192" style:family="text">
      <style:text-properties officeooo:rsid="03e46f2c"/>
    </style:style>
    <style:style style:name="T193" style:family="text">
      <style:text-properties officeooo:rsid="023d18e5"/>
    </style:style>
    <style:style style:name="T194" style:family="text">
      <style:text-properties officeooo:rsid="00836784"/>
    </style:style>
    <style:style style:name="T195" style:family="text">
      <style:text-properties officeooo:rsid="036e9576"/>
    </style:style>
    <style:style style:name="T196" style:family="text">
      <style:text-properties officeooo:rsid="041b89ea"/>
    </style:style>
    <style:style style:name="T197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91">Esser-</text:span>Skala, 201<text:span text:style-name="T192">9</text:span></text:p>
      <text:p text:style-name="P18"/>
      <text:p text:style-name="P18"/>
      <text:p text:style-name="P13">© 201<text:span text:style-name="T192">9</text:span> by Wolfgang <text:span text:style-name="T191">Esser-</text:span>Skala. This edition is licensed under the<text:span text:style-name="T189"><text:line-break/></text:span>Creative Commons Attribution<text:span text:style-name="T183">-NonCommercial-ShareAlike</text:span> 4.0 International License.<text:span text:style-name="T189"><text:line-break/></text:span>To view a copy of this license, visit http://creativecommons.org/licenses/by<text:span text:style-name="T184">-nc-sa</text:span>/4.0/.</text:p>
      <text:p text:style-name="P12"/>
      <text:p text:style-name="P14">Music engraving by LilyPond 2.18.0 (http://www.lilypond.org).<text:span text:style-name="T182"><text:line-break/>Front matter</text:span> typeset with EB Garamond (http://www.georgduffner.at/ebgaramond).</text:p>
      <text:p text:style-name="P18"/>
      <text:p text:style-name="P11">First <text:span text:style-name="T185">version</text:span>, <text:span text:style-name="T192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88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96">http://resolver.staatsbibliothek-berlin.de/SBB0000A77E00000000<text:line-break/><text:tab/></text:span>(siglum Mus.<text:span text:style-name="T196">ms. 23262</text:span>).</text:p>
      <text:p text:style-name="P2"/>
      <text:p text:style-name="P3">In general, this edition closely follows the <text:span text:style-name="T190">manuscript</text:span>. Any changes <text:span text:style-name="T18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193"> cor, horn; fl, flute; Ms, manuscript; ob, oboe; o</text:span>rg,<text:span text:style-name="T197"> </text:span>basses and organ; <text:span text:style-name="T193">r, rest;</text:span> S,<text:span text:style-name="T197"> </text:span>soprano; T<text:span text:style-name="T194">, </text:span>tenor; <text:span text:style-name="T195">vl</text:span>, violin;<text:span text:style-name="T195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20–54<text:tab/>org<text:tab/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87">wolfgang</text:span> (at) <text:span text:style-name="T186">esser-skala</text:span>.at<text:span text:style-name="T187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191">Esser-</text:span>Skala</text:p>
      <text:p text:style-name="P24"><text:span text:style-name="T189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92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27T21:26:51.972461856</dc:date>
    <dc:creator>Wolfgang Skala</dc:creator>
    <meta:editing-duration>P12DT21H41M51S</meta:editing-duration>
    <meta:editing-cycles>1129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479" meta:character-count="7190" meta:non-whitespace-character-count="5630"/>
  </office:meta>
</office:document-meta>
</file>